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officeooo:rsid="0013c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59"/><text:span text:style-name="T1">MANUAL DE USUA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03:27:19.437229093</meta:creation-date>
    <dc:date>2021-02-17T03:27:46.754027451</dc:date>
    <meta:editing-duration>PT28S</meta:editing-duration>
    <meta:editing-cycles>1</meta:editing-cycles>
    <meta:document-statistic meta:table-count="0" meta:image-count="0" meta:object-count="0" meta:page-count="1" meta:paragraph-count="1" meta:word-count="3" meta:character-count="77" meta:non-whitespace-character-count="16"/>
    <meta:generator>LibreOffice/6.1.5.2$Linux_X86_64 LibreOffice_project/10$Build-2</meta:generator>
  </office:meta>
</office:document-meta>
</file>